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784" officeooo:paragraph-rsid="00113784"/>
    </style:style>
    <style:style style:name="P2" style:family="paragraph" style:parent-style-name="Standard">
      <style:text-properties officeooo:rsid="00113784" officeooo:paragraph-rsid="0012a39b"/>
    </style:style>
    <style:style style:name="P3" style:family="paragraph" style:parent-style-name="Standard">
      <style:text-properties officeooo:rsid="0012a39b" officeooo:paragraph-rsid="0012a39b"/>
    </style:style>
    <style:style style:name="P4" style:family="paragraph" style:parent-style-name="Standard">
      <style:text-properties officeooo:rsid="00137204" officeooo:paragraph-rsid="00137204"/>
    </style:style>
    <style:style style:name="P5" style:family="paragraph" style:parent-style-name="Standard">
      <style:text-properties officeooo:rsid="00155647" officeooo:paragraph-rsid="00155647"/>
    </style:style>
    <style:style style:name="P6" style:family="paragraph" style:parent-style-name="Standard">
      <style:text-properties officeooo:rsid="00161d64" officeooo:paragraph-rsid="00161d64"/>
    </style:style>
    <style:style style:name="T1" style:family="text">
      <style:text-properties officeooo:rsid="0012a39b"/>
    </style:style>
    <style:style style:name="T2" style:family="text">
      <style:text-properties officeooo:rsid="00155647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 1 :</text:p>
      <text:p text:style-name="P1"/>
      <text:p text:style-name="P1">X = 11</text:p>
      <text:p text:style-name="P1">y = 22</text:p>
      <text:p text:style-name="P1"/>
      <text:p text:style-name="P1">x = 878</text:p>
      <text:p text:style-name="P1">y = 23</text:p>
      <text:p text:style-name="P1"/>
      <text:p text:style-name="P1">Calcul 1 = 878</text:p>
      <text:p text:style-name="P1">x = 11</text:p>
      <text:p text:style-name="P1">y = 22</text:p>
      <text:p text:style-name="P1">a = 878</text:p>
      <text:p text:style-name="P1"/>
      <text:p text:style-name="P1"/>
      <text:p text:style-name="P1">x = 33</text:p>
      <text:p text:style-name="P1">y = 44</text:p>
      <text:p text:style-name="P1">a = 66</text:p>
      <text:p text:style-name="P1">b = 22</text:p>
      <text:p text:style-name="P1"/>
      <text:p text:style-name="P1">Calcul2 = 22</text:p>
      <text:p text:style-name="P1">x = 11</text:p>
      <text:p text:style-name="P1">y = 22</text:p>
      <text:p text:style-name="P1">a = 878</text:p>
      <text:p text:style-name="P1">b = 22</text:p>
      <text:p text:style-name="P1"/>
      <text:p text:style-name="P1"/>
      <text:p text:style-name="P1">Ex 2 :</text:p>
      <text:p text:style-name="P1"/>
      <text:p text:style-name="P1">1 : le termes « types de » et surtout le terme « &lt;class&gt; » sont ceux qui reviennent en commun parmi ces print.</text:p>
      <text:p text:style-name="P5">Python appelle ces types des class.</text:p>
      <text:p text:style-name="P1"/>
      <text:p text:style-name="P2">2 : </text:p>
      <text:p text:style-name="P2"/>
      <text:p text:style-name="P2"><text:span text:style-name="T1">a : le self est une mot cle qui </text:span><text:span text:style-name="T2">veut dire soi meme et qui (le type) se reprend lui meme pour une definition daans la création d un type (tt le temps) </text:span></text:p>
      <text:p text:style-name="P1"/>
      <text:p text:style-name="P3">Ici, on a attribué dans un premier temps avec le class rectangle des attributs de la valeur rectangle1, notamment la valeur de sa longueur (rectangle1.longueur), sa largeur (rectangle1.largeur) et son aire (rectangle1.calculer_aire()).</text:p>
      <text:p text:style-name="P3"/>
      <text:p text:style-name="P4">Il a un lien avec le mot clé class qui définit les types et ici il correspond au type ‘variable.Rectangle’. On a <text:span text:style-name="T2">créé </text:span>un type.</text:p>
      <text:p text:style-name="P4"/>
      <text:p text:style-name="P5">Lorsqu’on a réalisé l’action longueur1 = Rectangle(6, 4), on a attribué à la variable le type Rectangle et on a executé la 1<text:span text:style-name="T3">re</text:span> fonction pour créer la variable</text:p>
      <text:p text:style-name="P5"/>
      <text:p text:style-name="P5">La calculer_aire prend en compte toute la classe, tout ce qui est affecté dans cette class pour calculer les variables : le self ici c’est rectangle 1 qui est de class rectangle.</text:p>
      <text:p text:style-name="P5"/>
      <text:p text:style-name="P6">Lorsqu’on a réalisé un print(rectangle1), on nous affiche l’emplaceùment de rectangle1 dans la mémoire RAM. </text:p>
      <text:p text:style-name="P6"><text:soft-page-break/>C’’est exceptionnel car ici on n’a pas codifié ce que doit faire ressortir le print avec ce type</text:p>
      <text:p text:style-name="P5"/>
      <text:p text:style-name="P5">Le rectangle 1 contient un ensemble de valeurs.</text:p>
      <text:p text:style-name="P4"/>
      <text:p text:style-name="P4">Et lorsqu’on a changé la valeur de la longueur avec rectangle1.longueur = 10, vu que le .longueur est définit par la class rectangle, cela a rexecuté la def init</text:p>
      <text:p text:style-name="P3"/>
      <text:p text:style-name="P3">B : oui avec les .append</text:p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10:21:03.728552488</meta:creation-date>
    <dc:date>2025-09-26T11:35:02.372093543</dc:date>
    <meta:editing-duration>PT10M14S</meta:editing-duration>
    <meta:editing-cycles>1</meta:editing-cycles>
    <meta:document-statistic meta:table-count="0" meta:image-count="0" meta:object-count="0" meta:page-count="2" meta:paragraph-count="32" meta:word-count="316" meta:character-count="1563" meta:non-whitespace-character-count="1276"/>
    <meta:generator>LibreOffice/24.2.7.2$Linux_X86_64 LibreOffice_project/420$Build-2</meta:generator>
  </office:meta>
</office:document-meta>
</file>